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2.04cm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1.025cm" svg:x="3.99cm" svg:y="3.3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3" draw:layer="layout" svg:width="3.175cm" svg:height="1.905cm" svg:x="0.87cm" svg:y="8.455cm">
          <draw:text-box>
            <text:p text:style-name="P2"><text:span text:style-name="T1">Provost Login</text:span></text:p>
          </draw:text-box>
        </draw:frame>
        <draw:frame draw:style-name="gr3" draw:text-style-name="P3" draw:layer="layout" svg:width="3.81cm" svg:height="1.309cm" svg:x="4.96cm" svg:y="5.615cm">
          <draw:text-box>
            <text:p text:style-name="P3"><text:span text:style-name="T1">Display Current Faculty Advisors</text:span></text:p>
          </draw:text-box>
        </draw:frame>
        <draw:frame draw:style-name="gr3" draw:text-style-name="P3" draw:layer="layout" svg:width="3.81cm" svg:height="1.309cm" svg:x="4.96cm" svg:y="10.816cm">
          <draw:text-box>
            <text:p text:style-name="P3"><text:span text:style-name="T1">Add Faculty Advisor</text:span></text:p>
          </draw:text-box>
        </draw:frame>
        <draw:custom-shape draw:style-name="gr1" draw:text-style-name="P1" draw:layer="layout" svg:width="1.27cm" svg:height="3.575cm" svg:x="8.625cm" svg:y="4.5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9.06cm" svg:y="5.716cm">
          <draw:text-box>
            <text:p text:style-name="P3"><text:span text:style-name="T1">Select Faculty Advisor</text:span></text:p>
          </draw:text-box>
        </draw:frame>
        <draw:custom-shape draw:style-name="gr1" draw:text-style-name="P1" draw:layer="layout" svg:width="1.27cm" svg:height="2.54cm" svg:x="12.425cm" svg:y="5.0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13.31cm" svg:y="5.676cm">
          <draw:text-box>
            <text:p text:style-name="P3"><text:span text:style-name="T1">Remove Faculty Advisor</text:span></text:p>
          </draw:text-box>
        </draw:frame>
        <draw:custom-shape draw:style-name="gr1" draw:text-style-name="P1" draw:layer="layout" svg:width="1.27cm" svg:height="3.52cm" svg:x="8.625cm" svg:y="9.5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81cm" svg:height="1.309cm" svg:x="8.94cm" svg:y="10.725cm">
          <draw:text-box>
            <text:p text:style-name="P3"><text:span text:style-name="T1">Complete Add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drew Butcher</meta:initial-creator>
    <meta:creation-date>2008-11-11T22:55:39</meta:creation-date>
    <dc:creator>Andrew Butcher</dc:creator>
    <dc:date>2008-11-12T00:20:15</dc:date>
    <meta:editing-cycles>3</meta:editing-cycles>
    <meta:editing-duration>PT14M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